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me" svg:stroke-width="0.051cm" svg:stroke-color="#666666" draw:marker-start-width="0.381cm" draw:marker-end-width="0.381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me" svg:stroke-width="0.051cm" svg:stroke-color="#666666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color="#000000" draw:fill="solid" draw:fill-color="#cccccc" draw:auto-grow-height="false" fo:min-height="1.905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906cm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905cm"/>
    </style:style>
    <style:style style:name="gr6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dash" draw:stroke-dash="me" svg:stroke-width="0.051cm" svg:stroke-color="#66666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rebuchet MS'" style:font-family-generic="swiss" style:font-pitch="variable"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font-family="'Trebuchet MS'" style:font-family-generic="swiss" style:font-pitch="variable" fo:font-size="15pt" style:font-size-asian="15pt" style:font-size-complex="15pt"/>
    </style:style>
    <style:style style:name="T1" style:family="text">
      <style:text-properties fo:font-family="'Trebuchet MS'" style:font-family-generic="swiss" style:font-pitch="variable" fo:font-size="15pt" style:font-size-asian="15pt" style:font-size-complex="15pt"/>
    </style:style>
    <style:style style:name="T2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7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8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9" style:family="text">
      <style:text-properties fo:font-family="'Trebuchet M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1" style:family="text">
      <style:text-properties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2" style:family="text">
      <style:text-properties style:text-position="sub 58%" fo:font-family="'Trebuchet MS'" style:font-style-name="Normal" style:font-family-generic="swiss" fo:font-size="15pt" fo:font-style="italic" style:font-family-asian="'Trebuchet MS'" style:font-style-name-asian="Normal" style:font-family-generic-asian="swiss" style:font-size-asian="15pt" style:font-style-asian="italic" style:font-family-complex="'Trebuchet MS'" style:font-style-name-complex="Normal" style:font-family-generic-complex="swiss" style:font-size-complex="15pt" style:font-style-complex="italic"/>
    </style:style>
    <style:style style:name="T13" style:family="text">
      <style:text-properties style:text-position="sub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4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5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6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7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8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9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0" style:family="text">
      <style:text-properties fo:color="#ff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1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2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3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4" style:family="text">
      <style:text-properties fo:font-family="'Trebuchet MS'" style:font-family-generic="swiss" style:font-pitch="variable" fo:font-size="12pt" fo:font-style="italic" style:font-size-asian="12pt" style:font-style-asian="italic" style:font-weight-asian="normal" style:font-size-complex="12pt" style:font-style-complex="italic"/>
    </style:style>
    <style:style style:name="T25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6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7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8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9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0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1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2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3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34" style:family="text">
      <style:text-properties fo:color="#ff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5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6" style:family="text">
      <style:text-properties fo:color="#ff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7" style:family="text">
      <style:text-properties style:text-position="super 58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38" style:family="text">
      <style:text-properties style:text-position="0% 100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39" style:family="text">
      <style:text-properties style:text-position="0% 100%" fo:font-family="OpenSymbol" style:font-style-name="Regular" style:font-charset="x-symbol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40" style:family="text">
      <style:text-properties style:text-position="sub 58%" fo:font-family="'Trebuchet MS'" style:font-family-generic="swiss" style:font-pitch="variable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41" style:family="text">
      <style:text-properties style:text-position="super 58%" fo:font-family="'Trebuchet MS'" style:font-family-generic="swiss" style:font-pitch="variable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42" style:family="text">
      <style:text-properties style:text-position="super 58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43" style:family="text">
      <style:text-properties style:text-position="0% 100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44" style:family="text">
      <style:text-properties fo:color="#0000ff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5" style:family="text">
      <style:text-properties fo:color="#0000ff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6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7" style:family="text">
      <style:text-properties fo:color="#0000ff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8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9" style:family="text">
      <style:text-properties fo:color="#0000ff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0" style:family="text">
      <style:text-properties fo:color="#0000ff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1" style:family="text">
      <style:text-properties fo:font-family="'Trebuchet MS'" style:font-family-generic="swiss" style:font-pitch="variable" fo:font-size="15pt" style:font-size-asian="15pt" style:font-size-complex="15pt"/>
    </style:style>
    <style:style style:name="T52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53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4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5" style:family="text">
      <style:text-properties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56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57" style:family="text">
      <style:text-properties style:text-position="super 58%"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weight-asian="normal" style:font-family-complex="'Trebuchet MS'" style:font-style-name-complex="Normal" style:font-family-generic-complex="swiss" style:font-pitch-complex="variable" style:font-size-complex="15pt" style:font-style-complex="italic"/>
    </style:style>
    <style:style style:name="T58" style:family="text">
      <style:text-properties style:text-position="super 58%" fo:font-family="'Trebuchet MS'" style:font-family-generic="swiss" style:font-pitch="variable" fo:font-size="15pt" fo:font-style="normal" style:font-size-asian="15pt" style:font-style-asian="normal" style:font-weight-asian="normal" style:font-size-complex="15pt" style:font-style-complex="normal"/>
    </style:style>
    <style:style style:name="T59" style:family="text">
      <style:text-properties style:text-position="0% 100%" fo:font-family="'Trebuchet MS'" style:font-family-generic="swiss" style:font-pitch="variable" fo:font-size="15pt" fo:font-style="normal" style:font-size-asian="15pt" style:font-style-asian="normal" style:font-weight-asian="normal" style:font-size-complex="15pt" style:font-style-complex="normal"/>
    </style:style>
    <style:style style:name="T60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61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62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63" style:family="text"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64" style:family="text">
      <style:text-properties style:text-position="sub 58%" fo:font-family="'Trebuchet MS'" style:font-style-name="Normal" style:font-family-generic="swiss" fo:font-size="15pt" fo:font-style="italic" style:font-family-asian="'Trebuchet MS'" style:font-style-name-asian="Normal" style:font-family-generic-asian="swiss" style:font-size-asian="15pt" style:font-style-asian="italic" style:font-family-complex="'Trebuchet MS'" style:font-style-name-complex="Normal" style:font-family-generic-complex="swiss" style:font-size-complex="15pt" style:font-style-complex="italic"/>
    </style:style>
    <style:style style:name="T65" style:family="text">
      <style:text-properties style:text-position="sub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8" style:family="text">
      <style:text-properties style:text-position="sub 58%" fo:font-family="'Trebuchet MS'" style:font-family-generic="swiss" style:font-pitch="variable" fo:font-size="15pt" style:font-size-asian="15pt" style:font-size-complex="15pt"/>
    </style:style>
    <style:style style:name="T69" style:family="text">
      <style:text-properties style:text-position="0% 100%" fo:font-family="'Trebuchet M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557cm" svg:height="12.827cm" svg:x="11.557cm" svg:y="9.779cm">
          <text:p/>
        </draw:rect>
        <draw:rect draw:style-name="gr2" draw:text-style-name="P1" xml:id="id14" draw:id="id14" draw:layer="layout" svg:width="9.017cm" svg:height="12.827cm" svg:x="0.762cm" svg:y="9.979cm">
          <text:p/>
        </draw:rect>
        <draw:frame draw:style-name="gr3" draw:text-style-name="P3" xml:id="id10" draw:id="id10" draw:layer="layout" svg:width="8.255cm" svg:height="2.286cm" svg:x="1.143cm" svg:y="4.064cm">
          <draw:text-box>
            <text:p text:style-name="P2"><text:span text:style-name="T1">Start of Timestep</text:span></text:p>
            <text:p text:style-name="P2"><text:span text:style-name="T2">ρ</text:span><text:span text:style-name="T3">n</text:span><text:span text:style-name="T4">, (</text:span><text:span text:style-name="T2">ρh)</text:span><text:span text:style-name="T3">n</text:span><text:span text:style-name="T2">, (ρX</text:span><text:span text:style-name="T5">k</text:span><text:span text:style-name="T6">)</text:span><text:span text:style-name="T3">n</text:span><text:span text:style-name="T2">, T</text:span><text:span text:style-name="T3">n</text:span><text:span text:style-name="T7">, Ũ</text:span><text:span text:style-name="T8">n</text:span></text:p>
            <text:p text:style-name="P2"><text:span text:style-name="T9">Fixed base state</text:span></text:p>
          </draw:text-box>
        </draw:frame>
        <draw:frame draw:style-name="gr4" draw:text-style-name="P3" xml:id="id12" draw:id="id12" draw:layer="layout" svg:width="8.255cm" svg:height="2.286cm" svg:x="1.143cm" svg:y="10.414cm">
          <draw:text-box>
            <text:p text:style-name="P2"><text:span text:style-name="T1">Step 2A. </text:span><text:span text:style-name="T10">Compute </text:span><text:span text:style-name="T11">A</text:span><text:span text:style-name="T12">ρ</text:span><text:span text:style-name="T13">X</text:span><text:span text:style-name="T14">(0)</text:span><text:span text:style-name="T11"> and A</text:span><text:span text:style-name="T12">ρ</text:span><text:span text:style-name="T13">h</text:span><text:span text:style-name="T14">(0) </text:span><text:span text:style-name="T15">using lagged I</text:span><text:span text:style-name="T14">(jmax)</text:span></text:p>
            <text:p text:style-name="P2"><text:span text:style-name="T16">ρ</text:span><text:span text:style-name="T17">n+1</text:span><text:span text:style-name="T18">, (</text:span><text:span text:style-name="T16">ρh)</text:span><text:span text:style-name="T17">n</text:span><text:span text:style-name="T16">, </text:span><text:span text:style-name="T19">X̂</text:span><text:span text:style-name="T20">k</text:span><text:span text:style-name="T21">n+1,(0)</text:span><text:span text:style-name="T16">, T</text:span><text:span text:style-name="T17">n</text:span><text:span text:style-name="T22">, Ũ</text:span><text:span text:style-name="T23">n</text:span></text:p>
            <text:p text:style-name="P2"><text:span text:style-name="T24"/></text:p>
          </draw:text-box>
        </draw:frame>
        <draw:frame draw:style-name="gr5" draw:text-style-name="P3" xml:id="id3" draw:id="id3" draw:layer="layout" svg:width="8.255cm" svg:height="2.286cm" svg:x="1.143cm" svg:y="13.592cm">
          <draw:text-box>
            <text:p text:style-name="P2"><text:span text:style-name="T1">Step 2B. Diffusion solve (C-N), with coefficients evaluated at n</text:span></text:p>
            <text:p text:style-name="P2"><text:span text:style-name="T25">ρ</text:span><text:span text:style-name="T26">n+1</text:span><text:span text:style-name="T27">, </text:span><text:span text:style-name="T28">ĥ</text:span><text:span text:style-name="T29">n+1,(0)</text:span><text:span text:style-name="T25">, X̂</text:span><text:span text:style-name="T30">k</text:span><text:span text:style-name="T26">n+1,(0)</text:span><text:span text:style-name="T25">, T</text:span><text:span text:style-name="T26">n</text:span><text:span text:style-name="T31">, Ũ</text:span><text:span text:style-name="T32">n</text:span></text:p>
          </draw:text-box>
        </draw:frame>
        <draw:frame draw:style-name="gr5" draw:text-style-name="P3" xml:id="id4" draw:id="id4" draw:layer="layout" svg:width="8.255cm" svg:height="2.286cm" svg:x="1.143cm" svg:y="16.768cm">
          <draw:text-box>
            <text:p text:style-name="P2"><text:span text:style-name="T1">Step 2C. VODE integration</text:span><text:span text:style-name="T10"> using</text:span></text:p>
            <text:p text:style-name="P2"><text:span text:style-name="T10">Q</text:span><text:span text:style-name="T33">(0)</text:span></text:p>
            <text:p text:style-name="P2"><text:span text:style-name="T28">ρ</text:span><text:span text:style-name="T29">n+1</text:span><text:span text:style-name="T27">, </text:span><text:span text:style-name="T34">(</text:span><text:span text:style-name="T28">ρh)</text:span><text:span text:style-name="T29">n+1,(0)</text:span><text:span text:style-name="T31">, </text:span><text:span text:style-name="T35">(ρX)</text:span><text:span text:style-name="T36">k</text:span><text:span text:style-name="T29">n+1,(0)</text:span><text:span text:style-name="T25">, T</text:span><text:span text:style-name="T26">n</text:span><text:span text:style-name="T31">, Ũ</text:span><text:span text:style-name="T32">n</text:span></text:p>
            <text:p text:style-name="P2"><text:span text:style-name="T9"/></text:p>
          </draw:text-box>
        </draw:frame>
        <draw:frame draw:style-name="gr5" draw:text-style-name="P3" xml:id="id2" draw:id="id2" draw:layer="layout" svg:width="8.255cm" svg:height="2.286cm" svg:x="11.938cm" svg:y="7.239cm">
          <draw:text-box>
            <text:p text:style-name="P2"><text:span text:style-name="T1">Step 3. </text:span><text:span text:style-name="T10">Compute S</text:span><text:span text:style-name="T33">n+</text:span><text:span text:style-name="T37">½</text:span><text:span text:style-name="T38">, </text:span><text:span text:style-name="T39">β</text:span><text:span text:style-name="T40">0</text:span><text:span text:style-name="T41">n+</text:span><text:span text:style-name="T42">½</text:span><text:span text:style-name="T43">, U</text:span><text:span text:style-name="T42">ADV</text:span></text:p>
            <text:p text:style-name="P2"><text:span text:style-name="T44">ρ</text:span><text:span text:style-name="T45">n</text:span><text:span text:style-name="T46">,</text:span><text:span text:style-name="T47"> (</text:span><text:span text:style-name="T44">ρh)</text:span><text:span text:style-name="T45">n</text:span><text:span text:style-name="T48">,</text:span><text:span text:style-name="T44"> (ρX</text:span><text:span text:style-name="T49">k</text:span><text:span text:style-name="T50">)</text:span><text:span text:style-name="T45">n</text:span><text:span text:style-name="T48">,</text:span><text:span text:style-name="T44"> T</text:span><text:span text:style-name="T45">n</text:span><text:span text:style-name="T22">, Ũ</text:span><text:span text:style-name="T23">n</text:span></text:p>
            <text:p text:style-name="P2"><text:span text:style-name="T24"/></text:p>
          </draw:text-box>
        </draw:frame>
        <draw:frame draw:style-name="gr5" draw:text-style-name="P3" xml:id="id5" draw:id="id5" draw:layer="layout" svg:width="8.255cm" svg:height="2.286cm" svg:x="11.938cm" svg:y="10.415cm">
          <draw:text-box>
            <text:p text:style-name="P2"><text:span text:style-name="T1">Step 4A. </text:span><text:span text:style-name="T11">Compute A</text:span><text:span text:style-name="T12">ρ</text:span><text:span text:style-name="T13">X</text:span><text:span text:style-name="T14">(j)</text:span><text:span text:style-name="T11"> and A</text:span><text:span text:style-name="T12">ρ</text:span><text:span text:style-name="T13">h</text:span><text:span text:style-name="T14">(j) </text:span><text:span text:style-name="T15">using lagged I</text:span><text:span text:style-name="T14">(j-1)</text:span></text:p>
            <text:p text:style-name="P2"><text:span text:style-name="T25">ρ</text:span><text:span text:style-name="T26">n+1</text:span><text:span text:style-name="T27">, (</text:span><text:span text:style-name="T25">ρh)</text:span><text:span text:style-name="T26">n</text:span><text:span text:style-name="T25">, </text:span><text:span text:style-name="T28">X̂</text:span><text:span text:style-name="T36">k</text:span><text:span text:style-name="T29">n+1,(j)</text:span><text:span text:style-name="T25">, T</text:span><text:span text:style-name="T26">n</text:span><text:span text:style-name="T31">, Ũ</text:span><text:span text:style-name="T32">n</text:span></text:p>
            <text:p text:style-name="P2"><text:span text:style-name="T24"/></text:p>
          </draw:text-box>
        </draw:frame>
        <draw:frame draw:style-name="gr5" draw:text-style-name="P3" xml:id="id6" draw:id="id6" draw:layer="layout" svg:width="8.255cm" svg:height="2.286cm" svg:x="11.938cm" svg:y="13.591cm">
          <draw:text-box>
            <text:p text:style-name="P2"><text:span text:style-name="T1">Step 4B. </text:span><text:span text:style-name="T51">Diffusion correction, with coefficients from j-1 iter</text:span></text:p>
            <text:p text:style-name="P2"><text:span text:style-name="T25">ρ</text:span><text:span text:style-name="T26">n+1</text:span><text:span text:style-name="T27">, </text:span><text:span text:style-name="T28">ĥ</text:span><text:span text:style-name="T29">n+1,(j)</text:span><text:span text:style-name="T25">, X̂</text:span><text:span text:style-name="T30">k</text:span><text:span text:style-name="T26">n+1,(j)</text:span><text:span text:style-name="T25">, T</text:span><text:span text:style-name="T26">n</text:span><text:span text:style-name="T31">, Ũ</text:span><text:span text:style-name="T32">n</text:span></text:p>
          </draw:text-box>
        </draw:frame>
        <draw:frame draw:style-name="gr5" draw:text-style-name="P3" xml:id="id7" draw:id="id7" draw:layer="layout" svg:width="8.255cm" svg:height="2.286cm" svg:x="11.938cm" svg:y="16.766cm">
          <draw:text-box>
            <text:p text:style-name="P2"><text:span text:style-name="T1">Step 4C. </text:span><text:span text:style-name="T51">VODE integration</text:span><text:span text:style-name="T11"> using</text:span></text:p>
            <text:p text:style-name="P2"><text:span text:style-name="T11">Q</text:span><text:span text:style-name="T14">(j)</text:span></text:p>
            <text:p text:style-name="P2"><text:span text:style-name="T28">ρ</text:span><text:span text:style-name="T29">n+1</text:span><text:span text:style-name="T27">, </text:span><text:span text:style-name="T34">(</text:span><text:span text:style-name="T28">ρh)</text:span><text:span text:style-name="T29">n+1,(0)</text:span><text:span text:style-name="T31">, </text:span><text:span text:style-name="T35">(ρX)</text:span><text:span text:style-name="T36">k</text:span><text:span text:style-name="T29">n+1,(0)</text:span><text:span text:style-name="T25">, T</text:span><text:span text:style-name="T26">n</text:span><text:span text:style-name="T31">, Ũ</text:span><text:span text:style-name="T32">n</text:span></text:p>
          </draw:text-box>
        </draw:frame>
        <draw:frame draw:style-name="gr5" draw:text-style-name="P3" xml:id="id9" draw:id="id9" draw:layer="layout" svg:width="8.255cm" svg:height="2.286cm" svg:x="11.938cm" svg:y="23.114cm">
          <draw:text-box>
            <text:p text:style-name="P2"><text:span text:style-name="T1">Step 5. </text:span><text:span text:style-name="T10">Define S</text:span><text:span text:style-name="T33">n+1</text:span><text:span text:style-name="T52">, update U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</text:span><text:span text:style-name="T53">Ũ</text:span><text:span text:style-name="T54">n+1</text:span></text:p>
            <text:p text:style-name="P2"><text:span text:style-name="T9"/></text:p>
          </draw:text-box>
        </draw:frame>
        <draw:frame draw:style-name="gr5" draw:text-style-name="P3" draw:layer="layout" svg:width="8.255cm" svg:height="2.286cm" svg:x="11.938cm" svg:y="26.289cm">
          <draw:text-box>
            <text:p text:style-name="P2"><text:span text:style-name="T10">Compute new </text:span><text:span text:style-name="T55">Δ</text:span><text:span text:style-name="T10">t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Ũ</text:span><text:span text:style-name="T8">n+1</text:span></text:p>
            <text:p text:style-name="P2"><text:span text:style-name="T9"/></text:p>
          </draw:text-box>
        </draw:frame>
        <draw:connector draw:style-name="gr6" draw:text-style-name="P1" draw:layer="layout" svg:x1="9.398cm" svg:y1="21.082cm" svg:x2="11.938cm" svg:y2="8.382cm" draw:start-shape="id1" draw:start-glue-point="1" draw:end-shape="id2" draw:end-glue-point="3" svg:d="m9398 21082h1270v-12700h1270">
          <text:p/>
        </draw:connector>
        <draw:connector draw:style-name="gr6" draw:text-style-name="P1" draw:layer="layout" svg:x1="5.27cm" svg:y1="15.878cm" svg:x2="5.27cm" svg:y2="16.768cm" draw:start-shape="id3" draw:start-glue-point="2" draw:end-shape="id4" draw:end-glue-point="0" svg:d="m5270 15878v890">
          <text:p/>
        </draw:connector>
        <draw:connector draw:style-name="gr6" draw:text-style-name="P1" draw:layer="layout" svg:x1="16.065cm" svg:y1="9.525cm" svg:x2="16.065cm" svg:y2="10.415cm" draw:start-shape="id2" draw:start-glue-point="2" draw:end-shape="id5" draw:end-glue-point="0" svg:d="m16065 9525v890">
          <text:p/>
        </draw:connector>
        <draw:connector draw:style-name="gr6" draw:text-style-name="P1" draw:layer="layout" svg:x1="16.065cm" svg:y1="15.877cm" svg:x2="16.065cm" svg:y2="16.766cm" draw:start-shape="id6" draw:start-glue-point="2" draw:end-shape="id7" draw:end-glue-point="0" svg:d="m16065 15877v889">
          <text:p/>
        </draw:connector>
        <draw:connector draw:style-name="gr6" draw:text-style-name="P1" draw:layer="layout" svg:x1="16.065cm" svg:y1="19.052cm" svg:x2="16.065cm" svg:y2="19.939cm" draw:start-shape="id7" draw:start-glue-point="2" draw:end-shape="id8" draw:end-glue-point="0" svg:d="m16065 19052v887">
          <text:p/>
        </draw:connector>
        <draw:connector draw:style-name="gr6" draw:text-style-name="P1" draw:layer="layout" svg:x1="16.065cm" svg:y1="25.4cm" svg:x2="16.065cm" svg:y2="26.289cm" draw:start-shape="id9" draw:start-glue-point="2" svg:d="m16065 25400v889">
          <text:p/>
        </draw:connector>
        <draw:frame draw:style-name="gr5" draw:text-style-name="P3" xml:id="id11" draw:id="id11" draw:layer="layout" svg:width="8.255cm" svg:height="2.286cm" svg:x="1.143cm" svg:y="7.239cm">
          <draw:text-box>
            <text:p text:style-name="P2"><text:span text:style-name="T1">Step 1. </text:span><text:span text:style-name="T10">Compute S</text:span><text:span text:style-name="T56">n+</text:span><text:span text:style-name="T57">½</text:span><text:span text:style-name="T56">,</text:span><text:span text:style-name="T58">pred</text:span><text:span text:style-name="T59">, </text:span><text:span text:style-name="T60">U</text:span><text:span text:style-name="T56">ADV</text:span><text:span text:style-name="T58">,pred</text:span></text:p>
            <text:p text:style-name="P2"><text:span text:style-name="T16">ρ</text:span><text:span text:style-name="T17">n</text:span><text:span text:style-name="T18">, (</text:span><text:span text:style-name="T16">ρh)</text:span><text:span text:style-name="T17">n</text:span><text:span text:style-name="T16">, (ρX</text:span><text:span text:style-name="T61">k</text:span><text:span text:style-name="T62">)</text:span><text:span text:style-name="T17">n</text:span><text:span text:style-name="T16">, T</text:span><text:span text:style-name="T17">n</text:span><text:span text:style-name="T16">, </text:span><text:span text:style-name="T22">Ũ</text:span><text:span text:style-name="T23">n</text:span></text:p>
            <text:p text:style-name="P2"><text:span text:style-name="T24"/></text:p>
          </draw:text-box>
        </draw:frame>
        <draw:connector draw:style-name="gr6" draw:text-style-name="P1" draw:layer="layout" svg:x1="5.27cm" svg:y1="6.35cm" svg:x2="5.27cm" svg:y2="7.239cm" draw:start-shape="id10" draw:start-glue-point="2" draw:end-shape="id11" draw:end-glue-point="0" svg:d="m5270 6350v889">
          <text:p/>
        </draw:connector>
        <draw:connector draw:style-name="gr6" draw:text-style-name="P1" draw:layer="layout" svg:x1="5.27cm" svg:y1="9.525cm" svg:x2="5.27cm" svg:y2="10.414cm" draw:start-shape="id11" draw:start-glue-point="2" draw:end-shape="id12" draw:end-glue-point="0" svg:d="m5270 9525v889">
          <text:p/>
        </draw:connector>
        <draw:connector draw:style-name="gr6" draw:text-style-name="P1" draw:layer="layout" svg:x1="5.27cm" svg:y1="12.7cm" svg:x2="5.27cm" svg:y2="13.592cm" draw:start-shape="id12" draw:start-glue-point="2" draw:end-shape="id3" svg:d="m5270 12700v892">
          <text:p/>
        </draw:connector>
        <draw:connector draw:style-name="gr6" draw:text-style-name="P1" draw:layer="layout" svg:x1="16.065cm" svg:y1="12.701cm" svg:x2="16.065cm" svg:y2="13.591cm" draw:start-shape="id5" draw:start-glue-point="2" draw:end-shape="id6" draw:end-glue-point="0" svg:d="m16065 12701v890">
          <text:p/>
        </draw:connector>
        <draw:frame draw:style-name="gr7" draw:text-style-name="P5" xml:id="id13" draw:id="id13" draw:layer="layout" svg:width="3.175cm" svg:height="1.52cm" svg:x="2.118cm" svg:y="23.974cm">
          <draw:text-box>
            <text:p text:style-name="P4"><text:span text:style-name="T63">predictor</text:span></text:p>
          </draw:text-box>
        </draw:frame>
        <draw:connector draw:style-name="gr8" draw:text-style-name="P1" draw:layer="layout" draw:type="curve" svg:x1="3.705cm" svg:y1="23.974cm" svg:x2="5.27cm" svg:y2="22.806cm" draw:start-shape="id13" draw:start-glue-point="0" draw:end-shape="id14" draw:end-glue-point="2" svg:d="m3705 23974c0-856 1565-273 1565-1168">
          <text:p/>
        </draw:connector>
        <draw:frame draw:style-name="gr5" draw:text-style-name="P3" xml:id="id1" draw:id="id1" draw:layer="layout" svg:width="8.255cm" svg:height="2.286cm" svg:x="1.143cm" svg:y="19.939cm">
          <draw:text-box>
            <text:p text:style-name="P2"><text:span text:style-name="T10">Define I</text:span><text:span text:style-name="T64">ρ</text:span><text:span text:style-name="T65">X</text:span><text:span text:style-name="T33">(0)</text:span><text:span text:style-name="T10"> and I</text:span><text:span text:style-name="T64">ρ</text:span><text:span text:style-name="T65">h</text:span><text:span text:style-name="T56">(0)</text:span><text:span text:style-name="T10"> </text:span></text:p>
            <text:p text:style-name="P2"><text:span text:style-name="T66"/></text:p>
          </draw:text-box>
        </draw:frame>
        <draw:connector draw:style-name="gr6" draw:text-style-name="P1" draw:layer="layout" svg:x1="5.27cm" svg:y1="19.054cm" svg:x2="5.27cm" svg:y2="19.939cm" draw:start-shape="id4" draw:start-glue-point="2" draw:end-shape="id1" svg:d="m5270 19054v885">
          <text:p/>
        </draw:connector>
        <draw:frame draw:style-name="gr5" draw:text-style-name="P3" xml:id="id8" draw:id="id8" draw:layer="layout" svg:width="8.255cm" svg:height="2.286cm" svg:x="11.938cm" svg:y="19.939cm">
          <draw:text-box>
            <text:p text:style-name="P2"><text:span text:style-name="T10">Compute I</text:span><text:span text:style-name="T64">ρ</text:span><text:span text:style-name="T65">X</text:span><text:span text:style-name="T33">(j)</text:span><text:span text:style-name="T10"> and I</text:span><text:span text:style-name="T64">ρ</text:span><text:span text:style-name="T65">h</text:span><text:span text:style-name="T56">(j)</text:span><text:span text:style-name="T10"> </text:span></text:p>
            <text:p text:style-name="P2"><text:span text:style-name="T67"/></text:p>
          </draw:text-box>
        </draw:frame>
        <draw:connector draw:style-name="gr6" draw:text-style-name="P1" draw:layer="layout" svg:x1="16.065cm" svg:y1="22.225cm" svg:x2="16.065cm" svg:y2="23.114cm" draw:start-shape="id8" draw:start-glue-point="2" draw:end-shape="id9" draw:end-glue-point="0" svg:d="m16065 22225v889">
          <text:p/>
        </draw:connector>
        <draw:connector draw:style-name="gr6" draw:text-style-name="P1" draw:layer="layout" draw:line-skew="1.15cm" svg:x1="20.193cm" svg:y1="21.082cm" svg:x2="20.193cm" svg:y2="11.558cm" draw:start-shape="id8" draw:start-glue-point="1" draw:end-shape="id5" draw:end-glue-point="1" svg:d="m20193 21082h1651v-9524h-1651">
          <text:p/>
        </draw:connector>
        <draw:frame draw:style-name="gr7" draw:text-style-name="P7" draw:layer="layout" svg:width="7.62cm" svg:height="1.52cm" draw:transform="rotate (-1.5707963267949) translate (22.744cm 13.029cm)">
          <draw:text-box>
            <text:p text:style-name="P6"><text:span text:style-name="T1">SDC iterations (k = 1, N</text:span><text:span text:style-name="T68">SDC</text:span><text:span text:style-name="T69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me" draw:style="rect" draw:dots1="1" draw:dots1-length="0.203cm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4.13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3</meta:generator>
    <meta:initial-creator>Michael Zingale</meta:initial-creator>
    <meta:creation-date>2009-09-08T18:45:22</meta:creation-date>
    <dc:date>2012-07-30T13:12:01</dc:date>
    <meta:printed-by>Michael Zingale</meta:printed-by>
    <meta:print-date>2009-09-08T21:03:31</meta:print-date>
    <dc:language>en-US</dc:language>
    <meta:editing-cycles>36</meta:editing-cycles>
    <meta:editing-duration>PT23H37M54S</meta:editing-duration>
    <dc:creator>Michael Zingale</dc:cre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